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xi,</text:p>
      <text:p text:style-name="Normal">naše sdílené andělské číslo 2 je znamením naší vzájemné harmonie a rovnováhy, kterou spolu sdílíme. V tento den plný lásky a přátelství si přeji, abychom tuto jedinečnou vazbu ještě více prohloubili a společně kráčeli cestami plnými pozitivní energie a vzájemného porozumění. Ať nás ochrana archanděla Uriela vždy provází, přináší světlo do každého stínu pochybností a nabádá k pravdě, která nás osvobodí. Zvlášť v dnešní den, kdy se srdce otevírají a pravda a láska vítězí nad vším, věřím, že náš vzájemný vztah bude pokračovat v růstu a přinese nám oběma pevnost, jako tomu bylo do této chvíle. S úctou k tomu, co nás spojuje, a s nadějí do budoucnosti plné dobrodružství a objevování společných cest.</text:p>
      <text:p text:style-name="Normal">S nejteplejšími přáními na den svatého Valentýn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